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77000001068243DD6F005F3B3CC.png" manifest:media-type="image/png"/>
  <manifest:file-entry manifest:full-path="Pictures/1000000000001770000012C040173BFB8B3BB0B3.png" manifest:media-type="image/png"/>
  <manifest:file-entry manifest:full-path="Pictures/100000000000177000001068290DC322B97DF87C.png" manifest:media-type="image/png"/>
  <manifest:file-entry manifest:full-path="Pictures/1000000000001770000010685226A6D736AE7FD6.png" manifest:media-type="image/png"/>
  <manifest:file-entry manifest:full-path="Pictures/100000000000177000001068E18C0DFC5B118643.png" manifest:media-type="image/png"/>
  <manifest:file-entry manifest:full-path="Pictures/1000000000001770000010681F983AC24D90CB89.png" manifest:media-type="image/png"/>
  <manifest:file-entry manifest:full-path="Pictures/1000000000001770000010685DCAC3701B473B88.png" manifest:media-type="image/png"/>
  <manifest:file-entry manifest:full-path="Pictures/100000000000177000001068288976E31DFB0B27.png" manifest:media-type="image/png"/>
  <manifest:file-entry manifest:full-path="Pictures/1000000000001770000010680526CD2520E729C5.png" manifest:media-type="image/png"/>
  <manifest:file-entry manifest:full-path="Pictures/100000000000177000001068E4DEF4AE994E49DE.png" manifest:media-type="image/png"/>
  <manifest:file-entry manifest:full-path="Pictures/10000000000017700000106810B38C87D7B1E732.png" manifest:media-type="image/png"/>
  <manifest:file-entry manifest:full-path="Pictures/1000000000001770000010685A1E0144FD569C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9.686cm" svg:height="15.749cm" svg:x="4.22cm" svg:y="0.022cm">
          <draw:image xlink:href="Pictures/1000000000001770000012C040173BFB8B3BB0B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2.499cm" svg:height="15.749cm" svg:x="2.813cm" svg:y="0.022cm">
          <draw:image xlink:href="Pictures/1000000000001770000010685226A6D736AE7F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2.499cm" svg:height="15.749cm" svg:x="2.813cm" svg:y="0.022cm">
          <draw:image xlink:href="Pictures/1000000000001770000010681F983AC24D90CB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2.499cm" svg:height="15.749cm" svg:x="2.813cm" svg:y="0.022cm">
          <draw:image xlink:href="Pictures/100000000000177000001068E18C0DFC5B118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2.499cm" svg:height="15.749cm" svg:x="2.813cm" svg:y="0.022cm">
          <draw:image xlink:href="Pictures/100000000000177000001068290DC322B97DF8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2.499cm" svg:height="15.749cm" svg:x="2.813cm" svg:y="0.022cm">
          <draw:image xlink:href="Pictures/100000000000177000001068243DD6F005F3B3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2.499cm" svg:height="15.749cm" svg:x="2.813cm" svg:y="0.022cm">
          <draw:image xlink:href="Pictures/1000000000001770000010685DCAC3701B473B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2.499cm" svg:height="15.749cm" svg:x="2.813cm" svg:y="0.022cm">
          <draw:image xlink:href="Pictures/100000000000177000001068288976E31DFB0B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2.499cm" svg:height="15.749cm" svg:x="2.813cm" svg:y="0.022cm">
          <draw:image xlink:href="Pictures/1000000000001770000010680526CD2520E729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2.499cm" svg:height="15.749cm" svg:x="2.813cm" svg:y="0.07cm">
          <draw:image xlink:href="Pictures/100000000000177000001068E4DEF4AE994E49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2.499cm" svg:height="15.749cm" svg:x="2.813cm" svg:y="0.07cm">
          <draw:image xlink:href="Pictures/10000000000017700000106810B38C87D7B1E7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2.499cm" svg:height="15.749cm" svg:x="2.813cm" svg:y="0.083cm">
          <draw:image xlink:href="Pictures/1000000000001770000010685A1E0144FD569C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8T22:15:48.613000000</meta:creation-date>
    <dc:date>2024-07-19T13:33:26.677000000</dc:date>
    <meta:editing-duration>PT2H46M41S</meta:editing-duration>
    <meta:editing-cycles>5</meta:editing-cycles>
    <meta:generator>View_PPTX_PLUS/7.4.0.3$Windows_X86_64 LibreOffice_project/</meta:generator>
    <meta:document-statistic meta:object-count="57"/>
  </office:meta>
</office:document-meta>
</file>